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17cm" table:align="margins"/>
    </style:style>
    <style:style style:name="Tabel1.A" style:family="table-column">
      <style:table-column-properties style:column-width="4.249cm" style:rel-column-width="16383*"/>
    </style:style>
    <style:style style:name="Tabel1.D" style:family="table-column">
      <style:table-column-properties style:column-width="4.251cm" style:rel-column-width="16386*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D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JST VAN GEBRUIKERS</text:p>
      <text:p text:style-name="P1"/>
      <text:p text:style-name="Standard"><text:script script:language="JOOScript">[#list users.user as u]</text:script><text:s text:c="2"/></text:p>
      <table:table table:name="Tabel1" table:style-name="Tabel1">
        <table:table-column table:style-name="Tabel1.A" table:number-columns-repeated="3"/>
        <table:table-column table:style-name="Tabel1.D"/>
        <table:table-row table:style-name="TableLine2788704338112">
          <table:table-cell table:style-name="Tabel1.A1" office:value-type="string">
            <text:p text:style-name="Standard"><text:text-input text:description="JOOScript">${u.name}</text:text-input></text:p>
          </table:table-cell>
          <table:table-cell table:style-name="Tabel1.A1" office:value-type="string">
            <text:p text:style-name="Standard"><text:text-input text:description="JOOScript">${u.userName}</text:text-input></text:p>
          </table:table-cell>
          <table:table-cell table:style-name="Tabel1.A1" office:value-type="string">
            <text:p text:style-name="Standard"><text:text-input text:description="JOOScript">${u.dateExpiration}</text:text-input></text:p>
          </table:table-cell>
          <table:table-cell table:style-name="Tabel1.D1" office:value-type="string">
            <text:p text:style-name="Standard"><text:text-input text:description="JOOScript">${u.email}</text:text-input></text:p>
          </table:table-cell>
        </table:table-row>
      </table:table>
      <text:p text:style-name="Standard"><text:script script:language="JOOScript">[/#list]</text:script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B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nl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ennen Kurt</meta:initial-creator>
    <meta:creation-date>2011-11-07T08:17:46.33</meta:creation-date>
    <dc:date>2023-04-02T19:49:05.799000000</dc:date>
    <meta:editing-duration>PT1H6M5S</meta:editing-duration>
    <meta:editing-cycles>65</meta:editing-cycles>
    <meta:generator>LibreOffice/7.1.5.2$Windows_X86_64 LibreOffice_project/85f04e9f809797b8199d13c421bd8a2b025d52b5</meta:generator>
    <meta:document-statistic meta:table-count="1" meta:image-count="0" meta:object-count="0" meta:page-count="1" meta:paragraph-count="7" meta:word-count="15" meta:character-count="81" meta:non-whitespace-character-count="77"/>
  </office:meta>
</office:document-meta>
</file>